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officeooo:rsid="00e598cd" officeooo:paragraph-rsid="011edcb1"/>
    </style:style>
    <style:style style:name="P3" style:family="paragraph" style:parent-style-name="Text_20_body">
      <style:text-properties fo:font-size="7pt" officeooo:rsid="00758099" officeooo:paragraph-rsid="011d7e48" style:font-size-asian="7pt" style:font-size-complex="7pt"/>
    </style:style>
    <style:style style:name="P4" style:family="paragraph" style:parent-style-name="Text_20_body">
      <style:text-properties officeooo:rsid="01200308" officeooo:paragraph-rsid="01200308"/>
    </style:style>
    <style:style style:name="P5" style:family="paragraph" style:parent-style-name="Text_20_body">
      <style:text-properties fo:font-size="8pt" officeooo:rsid="00e598cd" officeooo:paragraph-rsid="00ea0428" style:font-size-asian="8pt" style:font-size-complex="8pt"/>
    </style:style>
    <style:style style:name="P6" style:family="paragraph" style:parent-style-name="Text_20_body">
      <style:text-properties fo:font-size="8pt" officeooo:rsid="00e598cd" officeooo:paragraph-rsid="01200308" style:font-size-asian="8pt" style:font-size-complex="8pt"/>
    </style:style>
    <style:style style:name="T1" style:family="text">
      <style:text-properties officeooo:rsid="00e91d1a"/>
    </style:style>
    <style:style style:name="T2" style:family="text">
      <style:text-properties officeooo:rsid="011edc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Generating C source and header files from JSON</text:h>
      <text:p text:style-name="P3">190<text:span text:style-name="T1">917</text:span>, updated <text:span text:style-name="T1">17</text:span>.<text:span text:style-name="T1">9</text:span>.2019/pekka</text:p>
      <text:p text:style-name="P2"><text:span text:style-name="T2">The hardware specific IO configuration is stored in </text:span>JSON file, <text:span text:style-name="T2">like jane-io</text:span>.json. <text:span text:style-name="T2">Running cpins.sh script will </text:span>generate a C <text:span text:style-name="T2">source </text:span>files, which <text:span text:style-name="T2">can be then compiled with the application.</text:span></text:p>
      <text:p text:style-name="P2"/>
      <text:p text:style-name="P4">jane-io.h</text:p>
      <text:p text:style-name="P5">OSAL_C_HEADER_BEGINS</text:p>
      <text:p text:style-name="P5">extern const Pin jane_LED_BUILTIN;</text:p>
      <text:p text:style-name="P5">extern const Pin jane_POTENTIOMETER;</text:p>
      <text:p text:style-name="P5">extern const Pin jane_DIP_SWITCH_4;</text:p>
      <text:p text:style-name="P5">extern const Pin jane_TOUCH_SENSOR;</text:p>
      <text:p text:style-name="P5">extern const Pin jane_DIP_SWITCH_3;</text:p>
      <text:p text:style-name="P5">extern const Pin jane_DIMMER_LED;</text:p>
      <text:p text:style-name="P5">extern const Pin jane_SERVO;</text:p>
      <text:p text:style-name="P5">extern const Pin *jane_pins;</text:p>
      <text:p text:style-name="P5">OSAL_C_HEADER_ENDS</text:p>
      <text:p text:style-name="P1"/>
      <text:p text:style-name="P1">And in C file</text:p>
      <text:p text:style-name="P5">#include "pins.h"</text:p>
      <text:p text:style-name="P5">const Pin jane_LED_BUILTIN = {"LED_BUILTIN", PIN_OUTPUT, 0, 2, OS_NULL, 0, OS_NULL, OS_NULL};</text:p>
      <text:p text:style-name="P5">static os_short jane_POTENTIOMETER_prm[]= {PIN_DELAY, 11, PIN_SPEED, 3};</text:p>
      <text:p text:style-name="P6">const Pin jane_POTENTIOMETER = {"POTENTIOMETER", PIN_ANALOG_INPUT, 0, 25, jane_POTENTIOMETER_prm,</text:p>
      <text:p text:style-name="P6"><text:tab/>sizeof(jane_POTENTIOMETER_prm)/sizeof(os_short), OS_NULL, &amp;jane_LED_BUILTIN};</text:p>
      <text:p text:style-name="P5">const Pin jane_DIP_SWITCH_4 = {"DIP_SWITCH_4", PIN_INPUT, 0, 35, OS_NULL, 0, OS_NULL, &amp;jane_POTENTIOMETER};</text:p>
      <text:p text:style-name="P5">static os_short jane_TOUCH_SENSOR_prm[]= {PIN_TOUCH, 1};</text:p>
      <text:p text:style-name="P6">const Pin jane_TOUCH_SENSOR = {"TOUCH_SENSOR", PIN_INPUT, 0, 4, jane_TOUCH_SENSOR_prm,</text:p>
      <text:p text:style-name="P6"><text:tab/>sizeof(jane_TOUCH_SENSOR_prm)/sizeof(os_short), OS_NULL, &amp;jane_DIP_SWITCH_4};</text:p>
      <text:p text:style-name="P5">static os_short jane_DIP_SWITCH_3_prm[]= {PIN_PULL_UP, 1};</text:p>
      <text:p text:style-name="P6">const Pin jane_DIP_SWITCH_3 = {"DIP_SWITCH_3", PIN_INPUT, 0, 34, jane_DIP_SWITCH_3_prm,</text:p>
      <text:p text:style-name="P6"><text:tab/>sizeof(jane_DIP_SWITCH_3_prm)/sizeof(os_short), OS_NULL, &amp;jane_TOUCH_SENSOR};</text:p>
      <text:p text:style-name="P5">static os_short jane_DIMMER_LED_prm[]= {PIN_FREQENCY, 5000, PIN_RESOLUTION, 12, PIN_INIT, 0};</text:p>
      <text:p text:style-name="P6">const Pin jane_DIMMER_LED = {"DIMMER_LED", PIN_PWM, 1, 33, jane_DIMMER_LED_prm,</text:p>
      <text:p text:style-name="P6"><text:tab/>sizeof(jane_DIMMER_LED_prm)/sizeof(os_short), OS_NULL, &amp;jane_DIP_SWITCH_3};</text:p>
      <text:p text:style-name="P5">static os_short jane_SERVO_prm[]= {PIN_FREQENCY, 50, PIN_RESOLUTION, 12, PIN_INIT, 2048};</text:p>
      <text:p text:style-name="P5">const Pin jane_SERVO = {"SERVO", PIN_PWM, 0, 32, jane_SERVO_prm, sizeof(jane_SERVO_prm)/sizeof(os_short), OS_NULL, &amp;jane_DIMMER_LED};</text:p>
      <text:p text:style-name="P5"/>
      <text:p text:style-name="P5">const Pin *jane_pins = &amp;jane_SERVO;</text:p>
      <text:p text:style-name="Text_20_body"/>
      <text:p text:style-name="Text_20_body">WARNING: Python 3.6 or newer is needed to preserve dictionary order. If run with older versions, IO pins in C are not in same order as in this C file, which can cause problems down the road since linked list order is may be used to give pins addresses is iocom memory block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9-18T06:24:44.345468291</dc:date>
    <meta:editing-duration>P2DT10H36M35S</meta:editing-duration>
    <meta:editing-cycles>235</meta:editing-cycles>
    <meta:generator>LibreOffice/6.2.4.2$Linux_X86_64 LibreOffice_project/20$Build-2</meta:generator>
    <meta:document-statistic meta:table-count="0" meta:image-count="0" meta:object-count="0" meta:page-count="1" meta:paragraph-count="34" meta:word-count="258" meta:character-count="2273" meta:non-whitespace-character-count="2045"/>
  </office:meta>
</office:document-meta>
</file>